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81mm"/>
    </style:style>
    <style:style style:name="co2" style:family="table-column">
      <style:table-column-properties fo:break-before="auto" style:column-width="20.73mm"/>
    </style:style>
    <style:style style:name="co3" style:family="table-column">
      <style:table-column-properties fo:break-before="auto" style:column-width="39.85mm"/>
    </style:style>
    <style:style style:name="co4" style:family="table-column">
      <style:table-column-properties fo:break-before="auto" style:column-width="28.7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9999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99ff66"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able-cell-properties fo:background-color="#ff9999" fo:border="0.06pt solid #000000"/>
    </style:style>
    <style:style style:name="ce9" style:family="table-cell" style:parent-style-name="Default">
      <style:table-cell-properties fo:background-color="#ffff66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initial amplitude</text:p>
          </table:table-cell>
          <table:table-cell table:style-name="ce1" office:value-type="string" calcext:value-type="string">
            <text:p>duration (ms)</text:p>
          </table:table-cell>
          <table:table-cell table:style-name="ce1" office:value-type="string" calcext:value-type="string">
            <text:p>Amp (+11dB + 100dB)</text:p>
          </table:table-cell>
          <table:table-cell table:style-name="ce1" office:value-type="string" calcext:value-type="string">
            <text:p>f. rel</text:p>
          </table:table-cell>
          <table:table-cell table:style-name="ce1" office:value-type="string" calcext:value-type="string">
            <text:p>Amp. Lin</text:p>
          </table:table-cell>
          <table:table-cell table:style-name="ce1" office:value-type="string" calcext:value-type="string">
            <text:p>dur. Rel</text:p>
          </table:table-cell>
          <table:table-cell table:style-name="ce1" table:number-columns-repeated="1016"/>
        </table:table-row>
        <table:table-row table:style-name="ro2">
          <table:table-cell office:value-type="float" office:value="9302" calcext:value-type="float">
            <text:p>9302</text:p>
          </table:table-cell>
          <table:table-cell office:value-type="float" office:value="-33" calcext:value-type="float">
            <text:p>-33</text:p>
          </table:table-cell>
          <table:table-cell office:value-type="float" office:value="435" calcext:value-type="float">
            <text:p>435</text:p>
          </table:table-cell>
          <table:table-cell table:formula="of:=SUM(SUM([.B2];11); 100)" office:value-type="float" office:value="78" calcext:value-type="float">
            <text:p>78</text:p>
          </table:table-cell>
          <table:table-cell table:style-name="ce2" table:formula="of:=PRODUCT([.A2];POWER([.A$9];-1))" office:value-type="float" office:value="14.4217054263566" calcext:value-type="float">
            <text:p>14,4217054264</text:p>
          </table:table-cell>
          <table:table-cell table:formula="of:=PRODUCT(POWER(10; ([.D2]/20));POWER(10;-5))" office:value-type="float" office:value="0.0794328234724281" calcext:value-type="float">
            <text:p>0,0794328235</text:p>
          </table:table-cell>
          <table:table-cell table:style-name="ce2" table:formula="of:=PRODUCT([.C2];POWER([.C$9];-1))" office:value-type="float" office:value="0.047401111474338" calcext:value-type="float">
            <text:p>0,0474011115</text:p>
          </table:table-cell>
          <table:table-cell table:number-columns-repeated="1016"/>
        </table:table-row>
        <table:table-row table:style-name="ro2">
          <table:table-cell office:value-type="float" office:value="7062" calcext:value-type="float">
            <text:p>7062</text:p>
          </table:table-cell>
          <table:table-cell office:value-type="float" office:value="-22" calcext:value-type="float">
            <text:p>-22</text:p>
          </table:table-cell>
          <table:table-cell office:value-type="float" office:value="539" calcext:value-type="float">
            <text:p>539</text:p>
          </table:table-cell>
          <table:table-cell table:formula="of:=SUM(SUM([.B3];11); 100)" office:value-type="float" office:value="89" calcext:value-type="float">
            <text:p>89</text:p>
          </table:table-cell>
          <table:table-cell table:style-name="ce2" table:formula="of:=PRODUCT([.A3];POWER([.A$9];-1))" office:value-type="float" office:value="10.9488372093023" calcext:value-type="float">
            <text:p>10,9488372093</text:p>
          </table:table-cell>
          <table:table-cell table:formula="of:=PRODUCT(POWER(10; ([.D3]/20));POWER(10;-5))" office:value-type="float" office:value="0.281838293126445" calcext:value-type="float">
            <text:p>0,2818382931</text:p>
          </table:table-cell>
          <table:table-cell table:style-name="ce2" table:formula="of:=PRODUCT([.C3];POWER([.C$9];-1))" office:value-type="float" office:value="0.0587337909992372" calcext:value-type="float">
            <text:p>0,058733791</text:p>
          </table:table-cell>
          <table:table-cell table:number-columns-repeated="1016"/>
        </table:table-row>
        <table:table-row table:style-name="ro2">
          <table:table-cell office:value-type="float" office:value="5038" calcext:value-type="float">
            <text:p>5038</text:p>
          </table:table-cell>
          <table:table-cell office:value-type="float" office:value="-31" calcext:value-type="float">
            <text:p>-31</text:p>
          </table:table-cell>
          <table:table-cell office:value-type="float" office:value="435" calcext:value-type="float">
            <text:p>435</text:p>
          </table:table-cell>
          <table:table-cell table:formula="of:=SUM(SUM([.B4];11); 100)" office:value-type="float" office:value="80" calcext:value-type="float">
            <text:p>80</text:p>
          </table:table-cell>
          <table:table-cell table:style-name="ce2" table:formula="of:=PRODUCT([.A4];POWER([.A$9];-1))" office:value-type="float" office:value="7.8108527131783" calcext:value-type="float">
            <text:p>7,8108527132</text:p>
          </table:table-cell>
          <table:table-cell table:formula="of:=PRODUCT(POWER(10; ([.D4]/20));POWER(10;-5))" office:value-type="float" office:value="0.1" calcext:value-type="float">
            <text:p>0,1</text:p>
          </table:table-cell>
          <table:table-cell table:style-name="ce2" table:formula="of:=PRODUCT([.C4];POWER([.C$9];-1))" office:value-type="float" office:value="0.047401111474338" calcext:value-type="float">
            <text:p>0,0474011115</text:p>
          </table:table-cell>
          <table:table-cell table:number-columns-repeated="1016"/>
        </table:table-row>
        <table:table-row table:style-name="ro2">
          <table:table-cell office:value-type="float" office:value="3273" calcext:value-type="float">
            <text:p>3273</text:p>
          </table:table-cell>
          <table:table-cell office:value-type="float" office:value="-13" calcext:value-type="float">
            <text:p>-13</text:p>
          </table:table-cell>
          <table:table-cell office:value-type="float" office:value="3117" calcext:value-type="float">
            <text:p>3117</text:p>
          </table:table-cell>
          <table:table-cell table:formula="of:=SUM(SUM([.B5];11); 100)" office:value-type="float" office:value="98" calcext:value-type="float">
            <text:p>98</text:p>
          </table:table-cell>
          <table:table-cell table:style-name="ce2" table:formula="of:=PRODUCT([.A5];POWER([.A$9];-1))" office:value-type="float" office:value="5.07441860465116" calcext:value-type="float">
            <text:p>5,0744186047</text:p>
          </table:table-cell>
          <table:table-cell table:formula="of:=PRODUCT(POWER(10; ([.D5]/20));POWER(10;-5))" office:value-type="float" office:value="0.794328234724282" calcext:value-type="float">
            <text:p>0,7943282347</text:p>
          </table:table-cell>
          <table:table-cell table:style-name="ce2" table:formula="of:=PRODUCT([.C5];POWER([.C$9];-1))" office:value-type="float" office:value="0.339653481529912" calcext:value-type="float">
            <text:p>0,3396534815</text:p>
          </table:table-cell>
          <table:table-cell table:number-columns-repeated="1016"/>
        </table:table-row>
        <table:table-row table:style-name="ro2">
          <table:table-cell office:value-type="float" office:value="2497" calcext:value-type="float">
            <text:p>2497</text:p>
          </table:table-cell>
          <table:table-cell office:value-type="float" office:value="-32" calcext:value-type="float">
            <text:p>-32</text:p>
          </table:table-cell>
          <table:table-cell office:value-type="float" office:value="1805" calcext:value-type="float">
            <text:p>1805</text:p>
          </table:table-cell>
          <table:table-cell table:formula="of:=SUM(SUM([.B6];11); 100)" office:value-type="float" office:value="79" calcext:value-type="float">
            <text:p>79</text:p>
          </table:table-cell>
          <table:table-cell table:style-name="ce2" table:formula="of:=PRODUCT([.A6];POWER([.A$9];-1))" office:value-type="float" office:value="3.87131782945736" calcext:value-type="float">
            <text:p>3,8713178295</text:p>
          </table:table-cell>
          <table:table-cell table:formula="of:=PRODUCT(POWER(10; ([.D6]/20));POWER(10;-5))" office:value-type="float" office:value="0.0891250938133746" calcext:value-type="float">
            <text:p>0,0891250938</text:p>
          </table:table-cell>
          <table:table-cell table:style-name="ce2" table:formula="of:=PRODUCT([.C6];POWER([.C$9];-1))" office:value-type="float" office:value="0.196687370600414" calcext:value-type="float">
            <text:p>0,1966873706</text:p>
          </table:table-cell>
          <table:table-cell table:number-columns-repeated="1016"/>
        </table:table-row>
        <table:table-row table:style-name="ro2">
          <table:table-cell office:value-type="float" office:value="1808" calcext:value-type="float">
            <text:p>1808</text:p>
          </table:table-cell>
          <table:table-cell office:value-type="float" office:value="-12" calcext:value-type="float">
            <text:p>-12</text:p>
          </table:table-cell>
          <table:table-cell office:value-type="float" office:value="9177" calcext:value-type="float">
            <text:p>9177</text:p>
          </table:table-cell>
          <table:table-cell table:formula="of:=SUM(SUM([.B7];11); 100)" office:value-type="float" office:value="99" calcext:value-type="float">
            <text:p>99</text:p>
          </table:table-cell>
          <table:table-cell table:style-name="ce2" table:formula="of:=PRODUCT([.A7];POWER([.A$9];-1))" office:value-type="float" office:value="2.8031007751938" calcext:value-type="float">
            <text:p>2,8031007752</text:p>
          </table:table-cell>
          <table:table-cell table:formula="of:=PRODUCT(POWER(10; ([.D7]/20));POWER(10;-5))" office:value-type="float" office:value="0.891250938133746" calcext:value-type="float">
            <text:p>0,8912509381</text:p>
          </table:table-cell>
          <table:table-cell table:style-name="ce2" table:formula="of:=PRODUCT([.C7];POWER([.C$9];-1)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float" office:value="-38" calcext:value-type="float">
            <text:p>-38</text:p>
          </table:table-cell>
          <table:table-cell office:value-type="float" office:value="1886" calcext:value-type="float">
            <text:p>1886</text:p>
          </table:table-cell>
          <table:table-cell table:formula="of:=SUM(SUM([.B8];11); 100)" office:value-type="float" office:value="73" calcext:value-type="float">
            <text:p>73</text:p>
          </table:table-cell>
          <table:table-cell table:style-name="ce2" table:formula="of:=PRODUCT([.A8];POWER([.A$9];-1))" office:value-type="float" office:value="2.0015503875969" calcext:value-type="float">
            <text:p>2,0015503876</text:p>
          </table:table-cell>
          <table:table-cell table:formula="of:=PRODUCT(POWER(10; ([.D8]/20));POWER(10;-5))" office:value-type="float" office:value="0.0446683592150963" calcext:value-type="float">
            <text:p>0,0446683592</text:p>
          </table:table-cell>
          <table:table-cell table:style-name="ce2" table:formula="of:=PRODUCT([.C8];POWER([.C$9];-1))" office:value-type="float" office:value="0.205513784461153" calcext:value-type="float">
            <text:p>0,2055137845</text:p>
          </table:table-cell>
          <table:table-cell table:number-columns-repeated="1016"/>
        </table:table-row>
        <table:table-row table:style-name="ro2"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-11" calcext:value-type="float">
            <text:p>-11</text:p>
          </table:table-cell>
          <table:table-cell table:style-name="ce3" office:value-type="float" office:value="9177" calcext:value-type="float">
            <text:p>9177</text:p>
          </table:table-cell>
          <table:table-cell table:formula="of:=SUM(SUM([.B9];11); 100)" office:value-type="float" office:value="100" calcext:value-type="float">
            <text:p>100</text:p>
          </table:table-cell>
          <table:table-cell table:style-name="ce2" table:formula="of:=PRODUCT([.A9];POWER([.A$9];-1))" office:value-type="float" office:value="1" calcext:value-type="float">
            <text:p>1</text:p>
          </table:table-cell>
          <table:table-cell table:formula="of:=PRODUCT(POWER(10; ([.D9]/20));POWER(10;-5))" office:value-type="float" office:value="1" calcext:value-type="float">
            <text:p>1</text:p>
          </table:table-cell>
          <table:table-cell table:style-name="ce2" table:formula="of:=PRODUCT([.C9];POWER([.C$9];-1))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number-rows-repeated="1048566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>
        <table:table-column table:style-name="co5" table:default-cell-style-name="ce5"/>
        <table:table-column table:style-name="co5" table:default-cell-style-name="Default"/>
        <table:table-column table:style-name="co5" table:number-columns-repeated="5" table:default-cell-style-name="ce5"/>
        <table:table-row table:style-name="ro3">
          <table:table-cell table:style-name="ce4" office:value-type="string" calcext:value-type="string">
            <text:p>freq</text:p>
          </table:table-cell>
          <table:table-cell table:style-name="ce4" office:value-type="string" calcext:value-type="string">
            <text:p>initial amplitude</text:p>
          </table:table-cell>
          <table:table-cell table:style-name="ce4" office:value-type="string" calcext:value-type="string">
            <text:p>duration (ms)</text:p>
          </table:table-cell>
          <table:table-cell table:style-name="ce4" office:value-type="string" calcext:value-type="string">
            <text:p>Amp (+11dB + 100dB)</text:p>
          </table:table-cell>
          <table:table-cell table:style-name="ce4" office:value-type="string" calcext:value-type="string">
            <text:p>f. rel</text:p>
          </table:table-cell>
          <table:table-cell table:style-name="ce4" office:value-type="string" calcext:value-type="string">
            <text:p>Amp. Lin</text:p>
          </table:table-cell>
          <table:table-cell table:style-name="ce4" office:value-type="string" calcext:value-type="string">
            <text:p>dur. Rel</text:p>
          </table:table-cell>
        </table:table-row>
        <table:table-row table:style-name="ro2">
          <table:table-cell office:value-type="float" office:value="59.22" calcext:value-type="float">
            <text:p>59,22</text:p>
          </table:table-cell>
          <table:table-cell table:style-name="ce5" office:value-type="float" office:value="46.8" calcext:value-type="float">
            <text:p>46,8</text:p>
          </table:table-cell>
          <table:table-cell office:value-type="float" office:value="435" calcext:value-type="float">
            <text:p>435</text:p>
          </table:table-cell>
          <table:table-cell table:formula="of:=SUM(SUM([.B2];11); 100)" office:value-type="float" office:value="157.8" calcext:value-type="float">
            <text:p>157,8</text:p>
          </table:table-cell>
          <table:table-cell table:formula="of:=PRODUCT([.A2];POWER([.A$9];-1))" office:value-type="float" office:value="0.0332509825940483" calcext:value-type="float">
            <text:p>0,0332509826</text:p>
          </table:table-cell>
          <table:table-cell table:formula="of:=PRODUCT(POWER(10; ([.D2]/20));POWER(10;-5))" office:value-type="float" office:value="776.247116628693" calcext:value-type="float">
            <text:p>776,2471166287</text:p>
          </table:table-cell>
          <table:table-cell table:formula="of:=PRODUCT([.C2];POWER([.C$9];-1))" office:value-type="float" office:value="0.047401111474338" calcext:value-type="float">
            <text:p>0,0474011115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7" office:value-type="float" office:value="72.9" calcext:value-type="float">
            <text:p>72,9</text:p>
          </table:table-cell>
          <table:table-cell office:value-type="float" office:value="539" calcext:value-type="float">
            <text:p>539</text:p>
          </table:table-cell>
          <table:table-cell table:formula="of:=SUM(SUM([.B3];11); 100)" office:value-type="float" office:value="183.9" calcext:value-type="float">
            <text:p>183,9</text:p>
          </table:table-cell>
          <table:table-cell table:formula="of:=PRODUCT([.A3];POWER([.A$9];-1))" office:value-type="float" office:value="0.177428411005053" calcext:value-type="float">
            <text:p>0,177428411</text:p>
          </table:table-cell>
          <table:table-cell table:formula="of:=PRODUCT(POWER(10; ([.D3]/20));POWER(10;-5))" office:value-type="float" office:value="15667.5107010815" calcext:value-type="float">
            <text:p>15667,5107010815</text:p>
          </table:table-cell>
          <table:table-cell table:formula="of:=PRODUCT([.C3];POWER([.C$9];-1))" office:value-type="float" office:value="0.0587337909992372" calcext:value-type="float">
            <text:p>0,058733791</text:p>
          </table:table-cell>
        </table:table-row>
        <table:table-row table:style-name="ro2">
          <table:table-cell office:value-type="float" office:value="631.55" calcext:value-type="float">
            <text:p>631,55</text:p>
          </table:table-cell>
          <table:table-cell table:style-name="ce5" office:value-type="float" office:value="34.4" calcext:value-type="float">
            <text:p>34,4</text:p>
          </table:table-cell>
          <table:table-cell office:value-type="float" office:value="435" calcext:value-type="float">
            <text:p>435</text:p>
          </table:table-cell>
          <table:table-cell table:formula="of:=SUM(SUM([.B4];11); 100)" office:value-type="float" office:value="145.4" calcext:value-type="float">
            <text:p>145,4</text:p>
          </table:table-cell>
          <table:table-cell table:formula="of:=PRODUCT([.A4];POWER([.A$9];-1))" office:value-type="float" office:value="0.354604154969118" calcext:value-type="float">
            <text:p>0,354604155</text:p>
          </table:table-cell>
          <table:table-cell table:formula="of:=PRODUCT(POWER(10; ([.D4]/20));POWER(10;-5))" office:value-type="float" office:value="186.208713666287" calcext:value-type="float">
            <text:p>186,2087136663</text:p>
          </table:table-cell>
          <table:table-cell table:formula="of:=PRODUCT([.C4];POWER([.C$9];-1))" office:value-type="float" office:value="0.047401111474338" calcext:value-type="float">
            <text:p>0,0474011115</text:p>
          </table:table-cell>
        </table:table-row>
        <table:table-row table:style-name="ro2">
          <table:table-cell office:value-type="float" office:value="893" calcext:value-type="float">
            <text:p>893</text:p>
          </table:table-cell>
          <table:table-cell table:style-name="ce7" office:value-type="float" office:value="74.8" calcext:value-type="float">
            <text:p>74,8</text:p>
          </table:table-cell>
          <table:table-cell office:value-type="float" office:value="3117" calcext:value-type="float">
            <text:p>3117</text:p>
          </table:table-cell>
          <table:table-cell table:formula="of:=SUM(SUM([.B5];11); 100)" office:value-type="float" office:value="185.8" calcext:value-type="float">
            <text:p>185,8</text:p>
          </table:table-cell>
          <table:table-cell table:formula="of:=PRODUCT([.A5];POWER([.A$9];-1))" office:value-type="float" office:value="0.501403705783268" calcext:value-type="float">
            <text:p>0,5014037058</text:p>
          </table:table-cell>
          <table:table-cell table:formula="of:=PRODUCT(POWER(10; ([.D5]/20));POWER(10;-5))" office:value-type="float" office:value="19498.4459975805" calcext:value-type="float">
            <text:p>19498,4459975805</text:p>
          </table:table-cell>
          <table:table-cell table:formula="of:=PRODUCT([.C5];POWER([.C$9];-1))" office:value-type="float" office:value="0.339653481529912" calcext:value-type="float">
            <text:p>0,3396534815</text:p>
          </table:table-cell>
        </table:table-row>
        <table:table-row table:style-name="ro2">
          <table:table-cell office:value-type="float" office:value="1203.88" calcext:value-type="float">
            <text:p>1203,88</text:p>
          </table:table-cell>
          <table:table-cell table:style-name="ce5" office:value-type="float" office:value="35.03" calcext:value-type="float">
            <text:p>35,03</text:p>
          </table:table-cell>
          <table:table-cell office:value-type="float" office:value="1805" calcext:value-type="float">
            <text:p>1805</text:p>
          </table:table-cell>
          <table:table-cell table:formula="of:=SUM(SUM([.B6];11); 100)" office:value-type="float" office:value="146.03" calcext:value-type="float">
            <text:p>146,03</text:p>
          </table:table-cell>
          <table:table-cell table:formula="of:=PRODUCT([.A6];POWER([.A$9];-1))" office:value-type="float" office:value="0.675957327344189" calcext:value-type="float">
            <text:p>0,6759573273</text:p>
          </table:table-cell>
          <table:table-cell table:formula="of:=PRODUCT(POWER(10; ([.D6]/20));POWER(10;-5))" office:value-type="float" office:value="200.216562158904" calcext:value-type="float">
            <text:p>200,2165621589</text:p>
          </table:table-cell>
          <table:table-cell table:formula="of:=PRODUCT([.C6];POWER([.C$9];-1))" office:value-type="float" office:value="0.196687370600414" calcext:value-type="float">
            <text:p>0,1966873706</text:p>
          </table:table-cell>
        </table:table-row>
        <table:table-row table:style-name="ro2">
          <table:table-cell table:style-name="ce6" office:value-type="float" office:value="1640.4" calcext:value-type="float">
            <text:p>1640,4</text:p>
          </table:table-cell>
          <table:table-cell table:style-name="ce7" office:value-type="float" office:value="72.8" calcext:value-type="float">
            <text:p>72,8</text:p>
          </table:table-cell>
          <table:table-cell office:value-type="float" office:value="9177" calcext:value-type="float">
            <text:p>9177</text:p>
          </table:table-cell>
          <table:table-cell table:formula="of:=SUM(SUM([.B7];11); 100)" office:value-type="float" office:value="183.8" calcext:value-type="float">
            <text:p>183,8</text:p>
          </table:table-cell>
          <table:table-cell table:formula="of:=PRODUCT([.A7];POWER([.A$9];-1))" office:value-type="float" office:value="0.921055586749018" calcext:value-type="float">
            <text:p>0,9210555867</text:p>
          </table:table-cell>
          <table:table-cell table:formula="of:=PRODUCT(POWER(10; ([.D7]/20));POWER(10;-5))" office:value-type="float" office:value="15488.1661891249" calcext:value-type="float">
            <text:p>15488,1661891249</text:p>
          </table:table-cell>
          <table:table-cell table:formula="of:=PRODUCT([.C7];POWER([.C$9];-1))" office:value-type="float" office:value="1" calcext:value-type="float">
            <text:p>1</text:p>
          </table:table-cell>
        </table:table-row>
        <table:table-row table:style-name="ro2">
          <table:table-cell table:style-name="ce6" office:value-type="float" office:value="1669.5" calcext:value-type="float">
            <text:p>1669,5</text:p>
          </table:table-cell>
          <table:table-cell table:style-name="ce8" office:value-type="float" office:value="61.3" calcext:value-type="float">
            <text:p>61,3</text:p>
          </table:table-cell>
          <table:table-cell office:value-type="float" office:value="1886" calcext:value-type="float">
            <text:p>1886</text:p>
          </table:table-cell>
          <table:table-cell table:formula="of:=SUM(SUM([.B8];11); 100)" office:value-type="float" office:value="172.3" calcext:value-type="float">
            <text:p>172,3</text:p>
          </table:table-cell>
          <table:table-cell table:formula="of:=PRODUCT([.A8];POWER([.A$9];-1))" office:value-type="float" office:value="0.937394722066255" calcext:value-type="float">
            <text:p>0,9373947221</text:p>
          </table:table-cell>
          <table:table-cell table:formula="of:=PRODUCT(POWER(10; ([.D8]/20));POWER(10;-5))" office:value-type="float" office:value="4120.9751909733" calcext:value-type="float">
            <text:p>4120,9751909733</text:p>
          </table:table-cell>
          <table:table-cell table:formula="of:=PRODUCT([.C8];POWER([.C$9];-1))" office:value-type="float" office:value="0.205513784461153" calcext:value-type="float">
            <text:p>0,2055137845</text:p>
          </table:table-cell>
        </table:table-row>
        <table:table-row table:style-name="ro2">
          <table:table-cell office:value-type="float" office:value="1781" calcext:value-type="float">
            <text:p>1781</text:p>
          </table:table-cell>
          <table:table-cell table:style-name="ce5" office:value-type="float" office:value="29.3" calcext:value-type="float">
            <text:p>29,3</text:p>
          </table:table-cell>
          <table:table-cell office:value-type="float" office:value="9177" calcext:value-type="float">
            <text:p>9177</text:p>
          </table:table-cell>
          <table:table-cell table:formula="of:=SUM(SUM([.B9];11); 100)" office:value-type="float" office:value="140.3" calcext:value-type="float">
            <text:p>140,3</text:p>
          </table:table-cell>
          <table:table-cell table:formula="of:=PRODUCT([.A9];POWER([.A$9];-1))" office:value-type="float" office:value="1" calcext:value-type="float">
            <text:p>1</text:p>
          </table:table-cell>
          <table:table-cell table:formula="of:=PRODUCT(POWER(10; ([.D9]/20));POWER(10;-5))" office:value-type="float" office:value="103.514216667935" calcext:value-type="float">
            <text:p>103,5142166679</text:p>
          </table:table-cell>
          <table:table-cell table:formula="of:=PRODUCT([.C9];POWER([.C$9];-1)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571.65" calcext:value-type="float">
            <text:p>2571,65</text:p>
          </table:table-cell>
          <table:table-cell table:style-name="ce9" office:value-type="float" office:value="61.3" calcext:value-type="float">
            <text:p>61,3</text:p>
          </table:table-cell>
          <table:table-cell table:number-columns-repeated="5"/>
        </table:table-row>
        <table:table-row table:style-name="ro2">
          <table:table-cell office:value-type="float" office:value="3648.4" calcext:value-type="float">
            <text:p>3648,4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5"/>
        </table:table-row>
        <table:table-row table:style-name="ro2" table:number-rows-repeated="4">
          <table:table-cell table:style-name="Default"/>
          <table:table-cell/>
          <table:table-cell table:style-name="Default" table:number-columns-repeated="5"/>
        </table:table-row>
        <table:table-row table:style-name="ro2">
          <table:table-cell table:style-name="Default"/>
          <table:table-cell office:value-type="string" calcext:value-type="string">
            <text:p>battimenti (ms)</text:p>
          </table:table-cell>
          <table:table-cell table:style-name="Default" office:value-type="string" calcext:value-type="string">
            <text:p>f battimento</text:p>
          </table:table-cell>
          <table:table-cell table:style-name="Default" table:number-columns-repeated="4"/>
        </table:table-row>
        <table:table-row table:style-name="ro2">
          <table:table-cell table:style-name="Default" office:value-type="float" office:value="1000" calcext:value-type="float">
            <text:p>1000</text:p>
          </table:table-cell>
          <table:table-cell office:value-type="float" office:value="0.164" calcext:value-type="float">
            <text:p>0,164</text:p>
          </table:table-cell>
          <table:table-cell table:style-name="Default" table:formula="of:=PRODUCT(1; POWER([.B17]; -1))" office:value-type="float" office:value="6.09756097560976" calcext:value-type="float">
            <text:p>6,0975609756</text:p>
          </table:table-cell>
          <table:table-cell table:style-name="Default" table:number-columns-repeated="4"/>
        </table:table-row>
        <table:table-row table:style-name="ro2">
          <table:table-cell table:style-name="Default" office:value-type="float" office:value="2000" calcext:value-type="float">
            <text:p>2000</text:p>
          </table:table-cell>
          <table:table-cell office:value-type="float" office:value="0.049" calcext:value-type="float">
            <text:p>0,049</text:p>
          </table:table-cell>
          <table:table-cell table:style-name="Default" table:formula="of:=PRODUCT(1; POWER([.B18]; -1))" office:value-type="float" office:value="20.4081632653061" calcext:value-type="float">
            <text:p>20,4081632653</text:p>
          </table:table-cell>
          <table:table-cell table:style-name="Default" table:number-columns-repeated="4"/>
        </table:table-row>
        <table:table-row table:style-name="ro2">
          <table:table-cell table:style-name="Default" office:value-type="float" office:value="3000" calcext:value-type="float">
            <text:p>3000</text:p>
          </table:table-cell>
          <table:table-cell office:value-type="float" office:value="0.143" calcext:value-type="float">
            <text:p>0,143</text:p>
          </table:table-cell>
          <table:table-cell table:style-name="Default" table:formula="of:=PRODUCT(1; POWER([.B19]; -1))" office:value-type="float" office:value="6.99300699300699" calcext:value-type="float">
            <text:p>6,993006993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10:07:42.109664912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</meta:initial-creator>
    <meta:creation-date>2017-03-22T16:46:28.776931049</meta:creation-date>
    <dc:date>2017-03-24T11:03:50.704928918</dc:date>
    <dc:creator>nicola </dc:creator>
    <meta:editing-duration>PT1H11M47S</meta:editing-duration>
    <meta:editing-cycles>4</meta:editing-cycles>
    <meta:generator>LibreOffice/5.1.6.2$Linux_X86_64 LibreOffice_project/07ac168c60a517dba0f0d7bc7540f5afa45f0909</meta:generator>
    <meta:document-statistic meta:table-count="2" meta:cell-count="141" meta:object-count="0"/>
  </office:meta>
</office:document-meta>
</file>